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8-3)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28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Fla. Atlantic (8-3)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6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40</text:p>
          </table:table-cell>
          <table:table-cell office:value-type="string">
            <text:p>.27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53</text:p>
          </table:table-cell>
          <table:table-cell office:value-type="string">
            <text:p>.22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6</text:p>
          </table:table-cell>
          <table:table-cell office:value-type="string">
            <text:p>.130</text:p>
          </table:table-cell>
        </table:table-row>
        <table:table-row>
          <table:table-cell office:value-type="string">
            <text:p>Fla. Atlantic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37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55</text:p>
          </table:table-cell>
          <table:table-cell office:value-type="string">
            <text:p>.07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60</text:p>
          </table:table-cell>
          <table:table-cell office:value-type="string">
            <text:p>.18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073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167</text:p>
          </table:table-cell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54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20</text:p>
          </table:table-cell>
          <table:table-cell office:value-type="string">
            <text:p>170</text:p>
          </table:table-cell>
          <table:table-cell office:value-type="string">
            <text:p>.188</text:p>
          </table:table-cell>
          <table:table-cell office:value-type="string">
            <text:p>46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87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2.0</text:p>
          </table:table-cell>
        </table:table-row>
      </table:table>
      <table:table table:name="Sheet 3">
        <table:table-row>
          <table:table-cell office:value-type="string">
            <text:p>Fla. Atlantic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ilea Gibbs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Kristi Tekavec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0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Sydney Riggs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Dena Tekavec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Jordan Yauch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lex Cardo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ori Varney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Abbi Reid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6</text:p>
          </table:table-cell>
          <table:table-cell office:value-type="string">
            <text:p>.2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igourney Kame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5</text:p>
          </table:table-cell>
          <table:table-cell office:value-type="string">
            <text:p>.0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Ivone Martinez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545</text:p>
          </table:table-cell>
          <table:table-cell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Gabrielle Dix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Sydney Nemtuda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imi Marion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28</text:p>
          </table:table-cell>
          <table:table-cell office:value-type="string">
            <text:p>185</text:p>
          </table:table-cell>
          <table:table-cell office:value-type="string">
            <text:p>.157</text:p>
          </table:table-cell>
          <table:table-cell office:value-type="string">
            <text:p>55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9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